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C000003EF2B5E7F61B50DEC5B.png" manifest:media-type="image/png"/>
  <manifest:file-entry manifest:full-path="Pictures/100000010000046C000003EF26107FA649C96999.png" manifest:media-type="image/png"/>
  <manifest:file-entry manifest:full-path="Pictures/100000010000046C000003EFB29C14B5DC3BC649.png" manifest:media-type="image/png"/>
  <manifest:file-entry manifest:full-path="Pictures/100000010000047700000210A878D200BD3E88C9.png" manifest:media-type="image/png"/>
  <manifest:file-entry manifest:full-path="Pictures/100000010000046C000003EF7CD81623158AF80A.png" manifest:media-type="image/png"/>
  <manifest:file-entry manifest:full-path="Pictures/100000010000046C000003EF8ECD2CB66F49C8C1.png" manifest:media-type="image/png"/>
  <manifest:file-entry manifest:full-path="Pictures/10000001000002E00000014759CFC75146B146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0.728cm" svg:y="0.482cm" svg:width="17cm" svg:height="7.553cm" draw:z-index="0"><draw:image xlink:href="Pictures/10000001000002E00000014759CFC75146B146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2" text:anchor-type="char" svg:x="-1.335cm" svg:y="-0.259cm" svg:width="17cm" svg:height="7.853cm" draw:z-index="1"><draw:image xlink:href="Pictures/100000010000047700000210A878D200BD3E88C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3" text:anchor-type="char" svg:x="-0.224cm" svg:y="13.723cm" svg:width="17cm" svg:height="15.122cm" draw:z-index="2"><draw:image xlink:href="Pictures/100000010000046C000003EFB29C14B5DC3BC649.png" xlink:type="simple" xlink:show="embed" xlink:actuate="onLoad" draw:mime-type="image/png"/></draw:frame></text:p>
      <text:p text:style-name="Standard"><text:soft-page-break/></text:p>
      <text:p text:style-name="Standard"><draw:frame draw:style-name="fr4" draw:name="Image4" text:anchor-type="char" svg:x="0.556cm" svg:y="0.252cm" svg:width="17cm" svg:height="15.122cm" draw:z-index="3"><draw:image xlink:href="Pictures/100000010000046C000003EF26107FA649C96999.png" xlink:type="simple" xlink:show="embed" xlink:actuate="onLoad" draw:mime-type="image/png"/></draw:frame></text:p>
      <text:p text:style-name="Standard"/>
      <text:p text:style-name="Standard"><draw:frame draw:style-name="fr1" draw:name="Image8" text:anchor-type="char" svg:width="17cm" svg:height="15.122cm" draw:z-index="7"><draw:image xlink:href="Pictures/100000010000046C000003EF8ECD2CB66F49C8C1.png" xlink:type="simple" xlink:show="embed" xlink:actuate="onLoad" draw:mime-type="image/png"/></draw:frame><text:soft-page-break/></text:p>
      <text:p text:style-name="Standard"><draw:frame draw:style-name="fr1" draw:name="Image5" text:anchor-type="char" svg:width="17cm" svg:height="15.122cm" draw:z-index="4"><draw:image xlink:href="Pictures/100000010000046C000003EF8ECD2CB66F49C8C1.png" xlink:type="simple" xlink:show="embed" xlink:actuate="onLoad" draw:mime-type="image/png"/></draw:frame><draw:frame draw:style-name="fr3" draw:name="Image6" text:anchor-type="char" svg:width="17cm" svg:height="15.122cm" draw:z-index="5"><draw:image xlink:href="Pictures/100000010000046C000003EF2B5E7F61B50DEC5B.png" xlink:type="simple" xlink:show="embed" xlink:actuate="onLoad" draw:mime-type="image/png"/></draw:frame><draw:frame draw:style-name="fr2" draw:name="Image7" text:anchor-type="char" svg:width="19.001cm" svg:height="16.902cm" draw:z-index="6"><draw:image xlink:href="Pictures/100000010000046C000003EF7CD81623158AF80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6:11:04.777368617</meta:creation-date>
    <dc:date>2023-10-23T16:39:07.920063942</dc:date>
    <meta:editing-duration>PT17M52S</meta:editing-duration>
    <meta:editing-cycles>1</meta:editing-cycles>
    <meta:generator>LibreOffice/7.3.7.2$Linux_X86_64 LibreOffice_project/30$Build-2</meta:generator>
    <meta:document-statistic meta:table-count="0" meta:image-count="8" meta:object-count="0" meta:page-count="5" meta:paragraph-count="0" meta:word-count="0" meta:character-count="0" meta:non-whitespace-character-count="0"/>
  </office:meta>
</office:document-meta>
</file>